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2pt" style:font-size-asian="12pt" style:font-size-complex="12pt"/>
    </style:style>
    <style:style style:name="P5" style:family="paragraph" style:parent-style-name="Standard" style:list-style-name="L1">
      <style:text-properties style:font-name="Arial" fo:font-size="12pt" style:font-size-asian="12pt" style:font-size-complex="12pt"/>
    </style:style>
    <style:style style:name="P6" style:family="paragraph" style:parent-style-name="Standard" style:list-style-name="L2">
      <style:text-properties style:font-name="Arial" fo:font-size="12pt" style:font-size-asian="12pt" style:font-size-complex="12pt"/>
    </style:style>
    <style:style style:name="P7" style:family="paragraph" style:parent-style-name="Standard" style:list-style-name="L3">
      <style:text-properties style:font-name="Arial" fo:font-size="12pt" style:font-size-asian="12pt" style:font-size-complex="12pt"/>
    </style:style>
    <style:style style:name="P8" style:family="paragraph" style:parent-style-name="Standard" style:list-style-name="L4">
      <style:text-properties style:font-name="Arial" fo:font-size="12pt" style:font-size-asian="12pt" style:font-size-complex="12pt"/>
    </style:style>
    <style:style style:name="P9" style:family="paragraph" style:parent-style-name="Standard">
      <style:text-properties style:font-name="Arial" fo:font-size="15pt" style:font-size-asian="15pt" style:font-size-complex="15pt"/>
    </style:style>
    <style:style style:name="P10" style:family="paragraph" style:parent-style-name="Standard" style:list-style-name="L3"/>
    <style:style style:name="T1" style:family="text">
      <style:text-properties style:font-name="Arial" fo:font-size="12pt" style:font-size-asian="12pt" style:font-size-complex="12pt"/>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IÓN DE BIBLIOTECAS</text:p>
      <text:p text:style-name="P1"/>
      <text:p text:style-name="P2">Una biblioteca universitaria necesita desarrollar un sistema que permita organizar la sala de estudio, controlando la gente que entra y sale. Cada vez que una persona entra en el programa debe introducir qué función va a realizar. El sistema registra la fecha y hora y le da a escoger entre varias opciones al alumno/a. </text:p>
      <text:p text:style-name="P2"/>
      <text:p text:style-name="P3">DESARROLLO DEL TRABAJO</text:p>
      <text:p text:style-name="P2"/>
      <text:list xml:id="list1076159108193055012" text:style-name="L1">
        <text:list-item>
          <text:p text:style-name="P5"><text:span text:style-name="T3">Entrada del alumno/a:</text:span> Tiene para escoger entre tres opciones que son “sala de estudio”, “dejar, coger o renovar un libro” y “solicitar información”.</text:p>
          <text:p text:style-name="P5"/>
          <text:list>
            <text:list-item>
              <text:p text:style-name="P5"><text:span text:style-name="T4">Sala de estudio:</text:span> El sistema solicita al alumno/a que ingrese su número de matrícula, comprueba si existe una igual en el fichero, si contiene letras o supera el máximo de cifras, en el caso de que se cumpla alguna de las condiciones, le solicita otra matrícula <text:s/>y en caso contrario, registra el número de matrícula y la guarda en el fichero, descontando así un hueco libre. Cuando llegue al máximo de plazas, no se permitirá la entrada a más personas. </text:p>
            </text:list-item>
            <text:list-item>
              <text:p text:style-name="P5"><text:span text:style-name="T4">Dejar, coger o renovar libro // Solicitar información:</text:span> El sistema le permite la entrada al alumno/a imprimiendo en pantalla el mensaje “Más adelante encontrará...”.</text:p>
            </text:list-item>
          </text:list>
        </text:list-item>
      </text:list>
      <text:p text:style-name="P2"/>
      <text:list xml:id="list7873430631156259788" text:style-name="L2">
        <text:list-item>
          <text:p text:style-name="P6"><text:span text:style-name="T3">Salida del alumno/a: </text:span>Tiene para escoger cuatro opciones que son “sala de estudio”, “descanso de estudio”, “dejar, coger o renovar libro” y “solicitar información”.</text:p>
          <text:p text:style-name="P6"/>
          <text:list>
            <text:list-item>
              <text:p text:style-name="P6"><text:span text:style-name="T4">Sala de estudio</text:span><text:span text:style-name="T5">: </text:span>El sistema solicita al alumno/a que ingrese su número de matrícula, comprueba si existe una igual en el fichero, en caso afirmativo, elimina el número de matrícula del fichero restando un número al total de las plazas ocupadas hasta el momento, dejando así un hueco libre; en caso contrario (o si no fuera válida por contener letras o superar el máximo número de cifras) solicitará otro número de matrícula. </text:p>
            </text:list-item>
            <text:list-item>
              <text:p text:style-name="P6"><text:span text:style-name="T4">Descanso de estudio</text:span><text:span text:style-name="T5">: </text:span>El sistema solicita al alumno/a que ingrese su número de matrícula, comprueba si existe una igual en el fichero, en caso afirmativo, el programa activa un temporizador que permite al alumno/a mantener su sitio durante 30 minutos, si se supera este tiempo antes de que regrese, su plaza se liberará y quedará un nuevo hueco disponible; en caso contrario (o si no fuera válida por contener letras o superar el máximo número de cifras) solicitará otro número de matrícula.</text:p>
            </text:list-item>
            <text:list-item>
              <text:p text:style-name="P6"><text:span text:style-name="T4">Dejar, coger o renovar libre // Solicitar información:</text:span> El sistema permite la salida del alumno/a imprimiendo en pantalla el mensaje “Esperamos haberle servido de ayuda.</text:p>
            </text:list-item>
          </text:list>
        </text:list-item>
      </text:list>
      <text:p text:style-name="P2"/>
      <text:list xml:id="list6605511706923393587" text:style-name="L3">
        <text:list-item>
          <text:p text:style-name="P10"><text:span text:style-name="T2">Guardar datos en fichero:</text:span><text:span text:style-name="T1"> Se deben guardar todos los datos de la aplicación en un fichero para que esta información no se pierda y puede recuperarse en caso de que sea necesario salir del programa.</text:span></text:p>
          <text:p text:style-name="P7"/>
        </text:list-item>
        <text:list-item>
          <text:p text:style-name="P10"><text:span text:style-name="T2">Bucle infinito: </text:span><text:span text:style-name="T1">Mediante un do – while el programa permite volver al inicio en caso de equivocación. </text:span></text:p>
        </text:list-item>
      </text:list>
      <text:p text:style-name="P2"/>
      <text:p text:style-name="P2"/>
      <text:p text:style-name="P2"><text:soft-page-break/></text:p>
      <text:p text:style-name="P2"/>
      <text:p text:style-name="P9">Integrantes del equipo:</text:p>
      <text:p text:style-name="P9"/>
      <text:list xml:id="list283372466975936031" text:style-name="L4">
        <text:list-item>
          <text:p text:style-name="P8">Cristian Esteban Gómez (@CristianEstebanGomez)</text:p>
        </text:list-item>
        <text:list-item>
          <text:p text:style-name="P8">Gonzalo de la Fuente Peña (@gonzalo171)</text:p>
        </text:list-item>
        <text:list-item>
          <text:p text:style-name="P8">Blanca Expósito González (@blancaexpositogonzale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nca Expósito González</meta:initial-creator>
    <meta:creation-date>2019-05-14T09:53:36.40</meta:creation-date>
    <dc:date>2019-05-21T18:00:40.35</dc:date>
    <dc:creator>Blanca Expósito González</dc:creator>
    <meta:editing-duration>PT36M20S</meta:editing-duration>
    <meta:editing-cycles>3</meta:editing-cycles>
    <meta:generator>OpenOffice/4.1.2$Win32 OpenOffice.org_project/412m3$Build-9782</meta:generator>
    <meta:document-statistic meta:table-count="0" meta:image-count="0" meta:object-count="0" meta:page-count="2" meta:paragraph-count="16" meta:word-count="471" meta:character-count="2850"/>
  </office:meta>
</office:document-meta>
</file>